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Nimbus Mono L" svg:font-family="'Nimbus Mono L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 style:list-style-name="L1">
      <style:paragraph-properties fo:text-align="justify" style:justify-single-word="false"/>
    </style:style>
    <style:style style:name="P6" style:family="paragraph" style:parent-style-name="Text_20_body" style:list-style-name="L2">
      <style:paragraph-properties fo:text-align="justify" style:justify-single-word="false"/>
    </style:style>
    <style:style style:name="P7" style:family="paragraph" style:parent-style-name="Text_20_body" style:list-style-name="L2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8" style:family="paragraph" style:parent-style-name="Heading_20_3">
      <style:paragraph-properties fo:text-align="justify" style:justify-single-word="false"/>
    </style:style>
    <style:style style:name="P9" style:family="paragraph" style:parent-style-name="Heading_20_1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style:font-name="Nimbus Mono L"/>
    </style:style>
    <style:style style:name="T5" style:family="text">
      <style:text-properties style:font-name="Nimbus Mono L" fo:font-size="10pt" style:font-size-asian="10pt" style:font-size-complex="10pt"/>
    </style:style>
    <style:style style:name="T6" style:family="text">
      <style:text-properties style:font-name="Nimbus Mono L"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Nimbus Roman No9 L" fo:font-size="12pt" style:font-size-asian="12pt" style:font-size-complex="12pt"/>
    </style:style>
    <style:style style:name="T9" style:family="text">
      <style:text-properties style:font-name="Nimbus Roman No9 L" fo:font-size="12pt" fo:font-style="italic" style:font-size-asian="12pt" style:font-style-asian="italic" style:font-size-complex="12pt" style:font-style-complex="italic"/>
    </style:style>
    <style:style style:name="T10" style:family="text">
      <style:text-properties style:font-name="Nimbus Roman No9 L" fo:font-size="12pt" fo:font-style="normal" style:font-size-asian="12pt" style:font-style-asian="normal" style:font-size-complex="12pt" style:font-style-complex="normal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SEP 67 : lines : default value</text:h>
      <text:p text:style-name="P2"/>
      <text:p text:style-name="P1"/>
      <text:p text:style-name="P1">Version: 1.0</text:p>
      <text:p text:style-name="P1">Author: Sylvestre Ledru</text:p>
      <text:p text:style-name="P1">Review: </text:p>
      <text:p text:style-name="P1">Commented: </text:p>
      <text:p text:style-name="P1">State: Draft</text:p>
      <text:p text:style-name="P1">Scilab-Version: 5.4.0</text:p>
      <text:p text:style-name="P1">Created: 2011-06-21</text:p>
      <text:p text:style-name="P2"/>
      <text:p text:style-name="P1"/>
      <text:h text:style-name="P8" text:outline-level="3">Abstract</text:h>
      <text:p text:style-name="P1">In the current versions of Scilab (ie &lt; 5.4.0), by default, lines() is automatically set to the size of the console.</text:p>
      <text:p text:style-name="P1">It has for effect to stop the display as soon as a long value shown is bigger than the value of lines().</text:p>
      <text:p text:style-name="P1">This proposition is to disable this behavior and set lines() to 0.</text:p>
      <text:h text:style-name="P8" text:outline-level="3">Rationale</text:h>
      <text:p text:style-name="P3">There are several reasons behind this proposal :</text:p>
      <text:list xml:id="list1323111632" text:style-name="L1">
        <text:list-item>
          <text:p text:style-name="P5">It is confusing at first for a user.</text:p>
        </text:list-item>
        <text:list-item>
          <text:p text:style-name="P5">It has been set in the past because of performances issues. They are now fixed.</text:p>
        </text:list-item>
        <text:list-item>
          <text:p text:style-name="P5">Almost all software display everything by default.</text:p>
        </text:list-item>
      </text:list>
      <text:p text:style-name="P3"/>
      <text:p text:style-name="P3">For information, prior to Scilab 5.4.0, once <text:span text:style-name="T11">lines(0) </text:span>was set, there was no way to set back the previous behavior. Ie, automatically detect changes of the console size and set lines() transparently.</text:p>
      <text:p text:style-name="P3">To configure Scilab to the previous behavior, <text:span text:style-name="T11">lines(-1) </text:span>should be called.</text:p>
      <text:h text:style-name="P8" text:outline-level="3"><text:span text:style-name="Teletype"><text:span text:style-name="T3">Example Usage</text:span></text:span></text:h>
      <text:p text:style-name="P3"><text:span text:style-name="Teletype"><text:span text:style-name="T9">lines(-1) </text:span></text:span><text:span text:style-name="Teletype"><text:span text:style-name="T10">set Scilab to the previous behavior (before 5.4.0)</text:span></text:span></text:p>
      <text:p text:style-name="P3"><text:span text:style-name="Teletype"><text:span text:style-name="T9">lines(0)</text:span></text:span><text:span text:style-name="Teletype"><text:span text:style-name="T10"> is the default behavior of Scilab (after 5.4.0)</text:span></text:span></text:p>
      <text:h text:style-name="P8" text:outline-level="3">Changelog</text:h>
      <text:list xml:id="list1522231615" text:style-name="L2">
        <text:list-item>
          <text:list>
            <text:list-item>
              <text:p text:style-name="P6"><text:span text:style-name="T2">– 2011-06-21 – Sylvestre Ledru &lt;</text:span><text:a xlink:type="simple" xlink:href="mailto:clement.david@scilab.org"><text:span text:style-name="T2">sylvestre.ledru@scilab.org</text:span></text:a><text:span text:style-name="T2">&gt;</text:span></text:p>
              <text:list>
                <text:list-header>
                  <text:p text:style-name="P7">First draft</text:p>
                </text:list-header>
              </text:list>
            </text:list-item>
          </text:list>
        </text:list-item>
      </text:list>
      <text:h text:style-name="P8" text:outline-level="3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Nimbus Mono L" svg:font-family="'Nimbus Mono L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initial-creator>Pierre MARECHAL</meta:initial-creator>
    <meta:creation-date>2008-07-09T13:39:08</meta:creation-date>
    <dc:date>2011-06-26T20:30:10</dc:date>
    <meta:editing-cycles>17</meta:editing-cycles>
    <meta:editing-duration>P1DT4H44M33S</meta:editing-duration>
    <meta:document-statistic meta:table-count="0" meta:image-count="0" meta:object-count="0" meta:page-count="1" meta:paragraph-count="26" meta:word-count="191" meta:character-count="1138"/>
    <meta:user-defined meta:name="Info 1"/>
    <meta:user-defined meta:name="Info 2"/>
    <meta:user-defined meta:name="Info 3"/>
    <meta:user-defined meta:name="Info 4"/>
  </office:meta>
</office:document-meta>
</file>